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CAMS-86753">
            <text:p>CAMS-86753</text:p>
          </table:table-cell>
          <table:table-cell office:value-type="float" office:value="-67.833">
            <text:p>-67.833</text:p>
          </table:table-cell>
          <table:table-cell office:value-type="float" office:value="-67.167">
            <text:p>-67.167</text:p>
          </table:table-cell>
          <table:table-cell office:value-type="float" office:value="4480.0">
            <text:p>4480.0</text:p>
          </table:table-cell>
          <table:table-cell office:value-type="float" office:value="40.0">
            <text:p>4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">
            <text:p>BriggsTarasov2013,BentleyEtal2005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Lu-3099">
            <text:p>Lu-3099</text:p>
          </table:table-cell>
          <table:table-cell office:value-type="float" office:value="-67.833">
            <text:p>-67.833</text:p>
          </table:table-cell>
          <table:table-cell office:value-type="float" office:value="-67.167">
            <text:p>-67.167</text:p>
          </table:table-cell>
          <table:table-cell office:value-type="float" office:value="3160.0">
            <text:p>3160.0</text:p>
          </table:table-cell>
          <table:table-cell office:value-type="float" office:value="60.0">
            <text:p>60.0</text:p>
          </table:table-cell>
          <table:table-cell office:value-type="string" office:value="Marine sediment">
            <text:p>Marine sediment</text:p>
          </table:table-cell>
          <table:table-cell office:value-type="string" office:value="marine">
            <text:p>marine</text:p>
          </table:table-cell>
          <table:table-cell office:value-type="float" office:value="740.0">
            <text:p>740.0</text:p>
          </table:table-cell>
          <table:table-cell office:value-type="float" office:value="113.0">
            <text:p>113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riggsTarasov2013,BentleyEtal2005,WasellHakansson1992">
            <text:p>BriggsTarasov2013,BentleyEtal2005,WasellHakansson1992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Lu-3143">
            <text:p>Lu-3143</text:p>
          </table:table-cell>
          <table:table-cell office:value-type="float" office:value="-67.833">
            <text:p>-67.833</text:p>
          </table:table-cell>
          <table:table-cell office:value-type="float" office:value="-67.167">
            <text:p>-67.167</text:p>
          </table:table-cell>
          <table:table-cell office:value-type="float" office:value="1440.0">
            <text:p>1440.0</text:p>
          </table:table-cell>
          <table:table-cell office:value-type="float" office:value="50.0">
            <text:p>50.0</text:p>
          </table:table-cell>
          <table:table-cell office:value-type="string" office:value="Lacustrine sediment">
            <text:p>Lacustrine sedimen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120.0">
            <text:p>120.0</text:p>
          </table:table-cell>
          <table:table-cell office:value-type="string" office:value="45.0">
            <text:p>45.0</text:p>
          </table:table-cell>
          <table:table-cell office:value-type="float" office:value="1.0">
            <text:p>1.0</text:p>
          </table:table-cell>
          <table:table-cell office:value-type="float" office:value="3.5">
            <text:p>3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riggsTarasov2013,BentleyEtal2005,WasellHakansson1992">
            <text:p>BriggsTarasov2013,BentleyEtal2005,WasellHakansson1992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AA-44096">
            <text:p>AA-44096</text:p>
          </table:table-cell>
          <table:table-cell office:value-type="float" office:value="-67.833">
            <text:p>-67.833</text:p>
          </table:table-cell>
          <table:table-cell office:value-type="float" office:value="-67.167">
            <text:p>-67.167</text:p>
          </table:table-cell>
          <table:table-cell office:value-type="float" office:value="4474.0">
            <text:p>4474.0</text:p>
          </table:table-cell>
          <table:table-cell office:value-type="float" office:value="50.0">
            <text:p>5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2.5999999999999996">
            <text:p>2.599999999999999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">
            <text:p>BriggsTarasov2013,BentleyEtal2005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Beta-144171">
            <text:p>Beta-144171</text:p>
          </table:table-cell>
          <table:table-cell office:value-type="float" office:value="-67.75">
            <text:p>-67.75</text:p>
          </table:table-cell>
          <table:table-cell office:value-type="float" office:value="-67.583">
            <text:p>-67.583</text:p>
          </table:table-cell>
          <table:table-cell office:value-type="float" office:value="3130.0">
            <text:p>3130.0</text:p>
          </table:table-cell>
          <table:table-cell office:value-type="float" office:value="40.0">
            <text:p>4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EmslieMcDaniel2002">
            <text:p>BriggsTarasov2013,BentleyEtal2005,EmslieMcDaniel2002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Beta-180801">
            <text:p>Beta-180801</text:p>
          </table:table-cell>
          <table:table-cell office:value-type="float" office:value="-67.667">
            <text:p>-67.667</text:p>
          </table:table-cell>
          <table:table-cell office:value-type="float" office:value="-67.5">
            <text:p>-67.5</text:p>
          </table:table-cell>
          <table:table-cell office:value-type="float" office:value="6420.0">
            <text:p>6420.0</text:p>
          </table:table-cell>
          <table:table-cell office:value-type="float" office:value="50.0">
            <text:p>50.0</text:p>
          </table:table-cell>
          <table:table-cell office:value-type="string" office:value="Lacustrine sediment">
            <text:p>Lacust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9.4">
            <text:p>19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riggsTarasov2013,BentleyEtal2005">
            <text:p>BriggsTarasov2013,BentleyEtal2005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Beta-141908">
            <text:p>Beta-141908</text:p>
          </table:table-cell>
          <table:table-cell office:value-type="float" office:value="-67.6">
            <text:p>-67.6</text:p>
          </table:table-cell>
          <table:table-cell office:value-type="float" office:value="-67.35">
            <text:p>-67.35</text:p>
          </table:table-cell>
          <table:table-cell office:value-type="float" office:value="4440.0">
            <text:p>4440.0</text:p>
          </table:table-cell>
          <table:table-cell office:value-type="float" office:value="50.0">
            <text:p>5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7.109999999999999">
            <text:p>7.10999999999999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EmslieMcDaniel2002">
            <text:p>BriggsTarasov2013,BentleyEtal2005,EmslieMcDaniel2002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Beta-141910">
            <text:p>Beta-141910</text:p>
          </table:table-cell>
          <table:table-cell office:value-type="float" office:value="-67.6">
            <text:p>-67.6</text:p>
          </table:table-cell>
          <table:table-cell office:value-type="float" office:value="-67.35">
            <text:p>-67.35</text:p>
          </table:table-cell>
          <table:table-cell office:value-type="float" office:value="4550.0">
            <text:p>4550.0</text:p>
          </table:table-cell>
          <table:table-cell office:value-type="float" office:value="50.0">
            <text:p>5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7.16">
            <text:p>7.1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EmslieMcDaniel2002">
            <text:p>BriggsTarasov2013,BentleyEtal2005,EmslieMcDaniel2002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Beta-141911">
            <text:p>Beta-141911</text:p>
          </table:table-cell>
          <table:table-cell office:value-type="float" office:value="-67.6">
            <text:p>-67.6</text:p>
          </table:table-cell>
          <table:table-cell office:value-type="float" office:value="-67.35">
            <text:p>-67.35</text:p>
          </table:table-cell>
          <table:table-cell office:value-type="float" office:value="4240.0">
            <text:p>4240.0</text:p>
          </table:table-cell>
          <table:table-cell office:value-type="float" office:value="50.0">
            <text:p>5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6.960000000000001">
            <text:p>6.96000000000000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EmslieMcDaniel2002">
            <text:p>BriggsTarasov2013,BentleyEtal2005,EmslieMcDaniel2002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Beta-141914">
            <text:p>Beta-141914</text:p>
          </table:table-cell>
          <table:table-cell office:value-type="float" office:value="-67.6">
            <text:p>-67.6</text:p>
          </table:table-cell>
          <table:table-cell office:value-type="float" office:value="-67.35">
            <text:p>-67.35</text:p>
          </table:table-cell>
          <table:table-cell office:value-type="float" office:value="5610.0">
            <text:p>5610.0</text:p>
          </table:table-cell>
          <table:table-cell office:value-type="float" office:value="80.0">
            <text:p>8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15.07">
            <text:p>15.0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EmslieMcDaniel2002">
            <text:p>BriggsTarasov2013,BentleyEtal2005,EmslieMcDaniel2002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Beta-141915">
            <text:p>Beta-141915</text:p>
          </table:table-cell>
          <table:table-cell office:value-type="float" office:value="-67.6">
            <text:p>-67.6</text:p>
          </table:table-cell>
          <table:table-cell office:value-type="float" office:value="-67.35">
            <text:p>-67.35</text:p>
          </table:table-cell>
          <table:table-cell office:value-type="float" office:value="5920.0">
            <text:p>5920.0</text:p>
          </table:table-cell>
          <table:table-cell office:value-type="float" office:value="50.0">
            <text:p>5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15.02">
            <text:p>15.0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EmslieMcDaniel2002">
            <text:p>BriggsTarasov2013,BentleyEtal2005,EmslieMcDaniel2002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Beta-141916">
            <text:p>Beta-141916</text:p>
          </table:table-cell>
          <table:table-cell office:value-type="float" office:value="-67.6">
            <text:p>-67.6</text:p>
          </table:table-cell>
          <table:table-cell office:value-type="float" office:value="-67.35">
            <text:p>-67.35</text:p>
          </table:table-cell>
          <table:table-cell office:value-type="float" office:value="6080.0">
            <text:p>6080.0</text:p>
          </table:table-cell>
          <table:table-cell office:value-type="float" office:value="50.0">
            <text:p>5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15.02">
            <text:p>15.0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EmslieMcDaniel2002">
            <text:p>BriggsTarasov2013,BentleyEtal2005,EmslieMcDaniel2002</text:p>
          </table:table-cell>
        </table:table-row>
        <table:table-row>
          <table:table-cell office:value-type="string" office:value="Marguerite_Bay">
            <text:p>Marguerite_Bay</text:p>
          </table:table-cell>
          <table:table-cell office:value-type="string" office:value="radiocarbon">
            <text:p>radiocarbon</text:p>
          </table:table-cell>
          <table:table-cell office:value-type="string" office:value="Beta-141909">
            <text:p>Beta-141909</text:p>
          </table:table-cell>
          <table:table-cell office:value-type="float" office:value="-67.6">
            <text:p>-67.6</text:p>
          </table:table-cell>
          <table:table-cell office:value-type="float" office:value="-67.35">
            <text:p>-67.35</text:p>
          </table:table-cell>
          <table:table-cell office:value-type="float" office:value="4390.0">
            <text:p>4390.0</text:p>
          </table:table-cell>
          <table:table-cell office:value-type="float" office:value="50.0">
            <text:p>5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7.0600000000000005">
            <text:p>7.06000000000000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riggsTarasov2013,BentleyEtal2005,EmslieMcDaniel2002">
            <text:p>BriggsTarasov2013,BentleyEtal2005,EmslieMcDaniel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